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30000002A829CA170AB8A0A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Source Han Sans CN" svg:font-family="'Source Han Sans C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officeooo:paragraph-rsid="001ba8a6"/>
    </style:style>
    <style:style style:name="P2" style:family="paragraph" style:parent-style-name="Standard">
      <style:paragraph-properties fo:text-align="justify" style:justify-single-word="false"/>
      <style:text-properties fo:color="#1c1c1c" loext:opacity="100%" fo:font-size="13pt" fo:font-weight="normal" officeooo:paragraph-rsid="001ba8a6"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fo:color="#1c1c1c" loext:opacity="100%" fo:font-size="13pt" fo:font-weight="normal" officeooo:paragraph-rsid="0022013a" style:font-size-asian="13pt" style:font-weight-asian="normal" style:font-size-complex="13pt" style:font-weight-complex="normal"/>
    </style:style>
    <style:style style:name="P4" style:family="paragraph" style:parent-style-name="Standard">
      <style:text-properties fo:color="#1c1c1c" loext:opacity="100%" fo:font-size="13pt" fo:font-weight="normal" officeooo:paragraph-rsid="001ba8a6" style:font-size-asian="13pt" style:font-weight-asian="normal" style:font-size-complex="13pt" style:font-weight-complex="normal"/>
    </style:style>
    <style:style style:name="P5"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hyphenation-ladder-count="no-limit" fo:text-indent="0cm" style:auto-text-indent="false" style:page-number="auto" fo:background-color="transparent" style:writing-mode="lr-tb"/>
      <style:text-properties fo:color="#1c1c1c" loext:opacity="100%" fo:font-size="13pt" fo:font-weight="normal" officeooo:paragraph-rsid="0022013a" style:font-size-asian="13pt" style:font-weight-asian="normal" style:font-size-complex="13pt" style:font-weight-complex="normal"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master-page-name="">
      <loext:graphic-properties draw:fill="none"/>
      <style:paragraph-properties fo:margin-left="1.199cm" fo:margin-right="0cm" fo:margin-top="0cm" fo:margin-bottom="0.282cm" style:contextual-spacing="false" fo:line-height="108%" fo:text-align="justify" style:justify-single-word="false" fo:orphans="2" fo:widows="2" fo:hyphenation-ladder-count="no-limit" fo:text-indent="0cm" style:auto-text-indent="false" style:page-number="auto" fo:background-color="transparent" style:writing-mode="lr-tb"/>
      <style:text-properties fo:color="#1c1c1c" loext:opacity="100%" fo:font-size="13pt" fo:font-weight="normal" officeooo:paragraph-rsid="00226de6" style:font-size-asian="13pt" style:font-weight-asian="normal" style:font-size-complex="13pt" style:font-weight-complex="normal"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text-align="justify" style:justify-single-word="false"/>
      <style:text-properties fo:color="#1c1c1c" loext:opacity="100%" fo:font-size="13pt" fo:font-weight="normal" officeooo:paragraph-rsid="001ba8a6" style:font-name-asian="Times New Roman" style:font-size-asian="13pt" style:font-weight-asian="normal" style:font-size-complex="13pt" style:font-weight-complex="normal"/>
    </style:style>
    <style:style style:name="P8" style:family="paragraph" style:parent-style-name="Standard">
      <style:text-properties fo:color="#1c1c1c" loext:opacity="100%" fo:font-size="13pt" fo:font-weight="normal" officeooo:paragraph-rsid="001ba8a6" style:font-name-asian="Times New Roman" style:font-size-asian="13pt" style:font-weight-asian="normal" style:font-size-complex="13pt" style:font-weight-complex="normal"/>
    </style:style>
    <style:style style:name="P9" style:family="paragraph" style:parent-style-name="Standard" style:master-page-name="">
      <loext:graphic-properties draw:fill="none"/>
      <style:paragraph-properties fo:margin-left="1.3cm" fo:margin-right="0cm" fo:margin-top="0cm" fo:margin-bottom="0.282cm" style:contextual-spacing="false" fo:line-height="108%" fo:text-align="start" style:justify-single-word="false" fo:orphans="2" fo:widows="2" fo:hyphenation-ladder-count="no-limit" fo:text-indent="0cm" style:auto-text-indent="false" style:page-number="auto" fo:background-color="transparent" style:writing-mode="lr-tb"/>
      <style:text-properties fo:color="#1c1c1c" loext:opacity="100%" fo:font-size="13pt" fo:font-weight="normal" officeooo:paragraph-rsid="00265ba3" style:font-name-asian="Times New Roman" style:font-size-asian="13pt" style:font-weight-asian="normal" style:font-size-complex="13pt" style:font-weight-complex="normal"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hyphenation-ladder-count="no-limit" fo:text-indent="0.3cm" style:auto-text-indent="false" style:page-number="auto" fo:background-color="transparent" style:writing-mode="lr-tb"/>
      <style:text-properties fo:color="#1c1c1c" loext:opacity="100%" fo:font-size="13pt" fo:font-weight="normal" officeooo:paragraph-rsid="001ba8a6" style:font-name-asian="Times New Roman" style:font-size-asian="13pt" style:font-weight-asian="normal" style:font-size-complex="13pt" style:font-weight-complex="normal"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text-properties fo:color="#1c1c1c" loext:opacity="100%" fo:font-size="13pt" fo:font-weight="normal" officeooo:paragraph-rsid="00265ba3" style:font-name-asian="Times New Roman" style:font-size-asian="13pt" style:font-weight-asian="normal" style:font-size-complex="13pt" style:font-weight-complex="normal"/>
    </style:style>
    <style:style style:name="P12" style:family="paragraph" style:parent-style-name="Standard" style:master-page-name="">
      <loext:graphic-properties draw:fill="none"/>
      <style:paragraph-properties fo:margin-left="0.801cm" fo:margin-right="0cm" fo:margin-top="0cm" fo:margin-bottom="0.282cm" style:contextual-spacing="false" fo:line-height="108%" fo:text-align="justify" style:justify-single-word="false" fo:orphans="2" fo:widows="2" fo:hyphenation-ladder-count="no-limit" fo:text-indent="0cm" style:auto-text-indent="false" style:page-number="auto" fo:background-color="transparent" style:writing-mode="lr-tb"/>
      <style:text-properties fo:color="#1c1c1c" loext:opacity="100%" fo:font-size="13pt" fo:font-weight="normal" officeooo:rsid="002c05cf" officeooo:paragraph-rsid="002c05cf" style:font-name-asian="Times New Roman" style:font-size-asian="13pt" style:font-weight-asian="normal" style:font-size-complex="13pt" style:font-weight-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master-page-name="">
      <loext:graphic-properties draw:fill="none"/>
      <style:paragraph-properties fo:margin-left="0.7cm" fo:margin-right="0cm" fo:margin-top="0cm" fo:margin-bottom="0.282cm" style:contextual-spacing="false" fo:line-height="108%" fo:text-align="justify" style:justify-single-word="false" fo:orphans="2" fo:widows="2" fo:hyphenation-ladder-count="no-limit" fo:text-indent="0cm" style:auto-text-indent="false" style:page-number="auto" fo:background-color="transparent" style:writing-mode="lr-tb"/>
      <style:text-properties fo:color="#1c1c1c" loext:opacity="100%" fo:font-size="13pt" fo:font-weight="normal" officeooo:rsid="002c05cf" officeooo:paragraph-rsid="002c05cf" style:font-name-asian="Times New Roman" style:font-size-asian="13pt" style:font-weight-asian="normal" style:font-size-complex="13pt" style:font-weight-complex="normal"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text-properties fo:color="#1c1c1c" loext:opacity="100%" style:font-name="Calibri" fo:font-size="13pt" fo:language="es" fo:country="ES" fo:font-weight="normal" officeooo:paragraph-rsid="001ba8a6" style:letter-kerning="false" style:font-name-asian="Times New Roman" style:font-size-asian="13pt" style:language-asian="en" style:country-asian="US" style:font-weight-asian="normal" style:font-name-complex="Tahoma" style:font-size-complex="13pt" style:language-complex="ar" style:country-complex="SA" style:font-weight-complex="normal"/>
    </style:style>
    <style:style style:name="P15" style:family="paragraph" style:parent-style-name="Standard">
      <style:text-properties fo:color="#000000" loext:opacity="100%" fo:font-size="16pt" fo:font-weight="bold" officeooo:paragraph-rsid="001ba8a6" style:font-name-asian="Times New Roman" style:font-size-asian="16pt" style:font-weight-asian="bold" style:font-size-complex="16pt"/>
    </style:style>
    <style:style style:name="P16" style:family="paragraph" style:parent-style-name="Standard">
      <style:paragraph-properties fo:text-align="justify" style:justify-single-word="false"/>
      <style:text-properties fo:color="#000000" loext:opacity="100%" fo:font-size="13pt" fo:font-weight="normal" officeooo:rsid="002cfdd9" officeooo:paragraph-rsid="002cfdd9"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fo:color="#000000" loext:opacity="100%" fo:font-size="13pt" fo:font-weight="normal" officeooo:rsid="002ed116" officeooo:paragraph-rsid="002ed116" style:font-size-asian="11.3500003814697pt" style:font-weight-asian="normal" style:font-size-complex="13pt" style:font-weight-complex="normal"/>
    </style:style>
    <style:style style:name="P18" style:family="paragraph" style:parent-style-name="Standard">
      <style:text-properties officeooo:paragraph-rsid="001ba8a6"/>
    </style:style>
    <style:style style:name="P19" style:family="paragraph" style:parent-style-name="Standard">
      <style:paragraph-properties fo:text-align="justify" style:justify-single-word="false"/>
      <style:text-properties officeooo:paragraph-rsid="001ba8a6"/>
    </style:style>
    <style:style style:name="P20" style:family="paragraph" style:parent-style-name="Standard">
      <style:text-properties fo:color="#1c1c1c" loext:opacity="100%" fo:font-size="13pt" fo:font-weight="normal" officeooo:paragraph-rsid="001ba8a6" style:font-name-asian="Times New Roman" style:font-size-asian="13pt" style:font-weight-asian="normal" style:font-size-complex="13pt" style:font-weight-complex="normal"/>
    </style:style>
    <style:style style:name="P21" style:family="paragraph" style:parent-style-name="Standard" style:master-page-name="">
      <loext:graphic-properties draw:fill="none"/>
      <style:paragraph-properties fo:margin-left="1.3cm" fo:margin-right="0cm" fo:margin-top="0cm" fo:margin-bottom="0.282cm" style:contextual-spacing="false" fo:line-height="108%" fo:text-align="justify" style:justify-single-word="false" fo:orphans="2" fo:widows="2" fo:hyphenation-ladder-count="no-limit" fo:text-indent="0cm" style:auto-text-indent="false" style:page-number="auto" fo:background-color="transparent" style:writing-mode="lr-tb"/>
      <style:text-properties fo:color="#1c1c1c" loext:opacity="100%" fo:font-size="13pt" fo:font-weight="normal" officeooo:rsid="002b8d72" officeooo:paragraph-rsid="001ba8a6" style:font-name-asian="Times New Roman" style:font-size-asian="13pt" style:font-weight-asian="normal" style:font-size-complex="13pt" style:font-weight-complex="normal"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text-properties fo:color="#1c1c1c" loext:opacity="100%" style:font-name="Calibri" fo:font-size="13pt" fo:language="es" fo:country="ES" fo:font-weight="normal" officeooo:paragraph-rsid="001ba8a6" style:letter-kerning="false" style:font-name-asian="Times New Roman" style:font-size-asian="13pt" style:language-asian="en" style:country-asian="US" style:font-weight-asian="normal" style:font-name-complex="Tahoma" style:font-size-complex="13pt" style:language-complex="ar" style:country-complex="SA" style:font-weight-complex="normal"/>
    </style:style>
    <style:style style:name="T1" style:family="text">
      <style:text-properties style:font-name-asian="Times New Roman"/>
    </style:style>
    <style:style style:name="T2" style:family="text">
      <style:text-properties officeooo:rsid="001e2a36" style:font-name-asian="Times New Roman"/>
    </style:style>
    <style:style style:name="T3" style:family="text">
      <style:text-properties officeooo:rsid="002ef6e6" style:font-name-asian="Times New Roman"/>
    </style:style>
    <style:style style:name="T4" style:family="text">
      <style:text-properties officeooo:rsid="0038b11f" style:font-name-asian="Times New Roman"/>
    </style:style>
    <style:style style:name="T5" style:family="text">
      <style:text-properties officeooo:rsid="0039427a" style:font-name-asian="Times New Roman"/>
    </style:style>
    <style:style style:name="T6" style:family="text">
      <style:text-properties fo:color="#009999" loext:opacity="100%" fo:font-size="16pt" fo:font-weight="bold" style:font-name-asian="Times New Roman" style:font-size-asian="16pt" style:font-weight-asian="bold" style:font-size-complex="16pt"/>
    </style:style>
    <style:style style:name="T7" style:family="text">
      <style:text-properties fo:color="#009999" loext:opacity="100%" fo:font-weight="bold" officeooo:rsid="002126c2" style:font-weight-asian="bold" style:font-weight-complex="bold"/>
    </style:style>
    <style:style style:name="T8" style:family="text">
      <style:text-properties fo:color="#009999" loext:opacity="100%" fo:font-weight="bold" officeooo:rsid="004b5138" style:font-weight-asian="bold" style:font-weight-complex="bold"/>
    </style:style>
    <style:style style:name="T9" style:family="text">
      <style:text-properties fo:font-weight="bold" style:font-name-asian="Times New Roman" style:font-weight-asian="bold" style:font-weight-complex="bold"/>
    </style:style>
    <style:style style:name="T10" style:family="text">
      <style:text-properties fo:font-weight="bold" officeooo:rsid="002029e4" style:font-weight-asian="bold" style:font-weight-complex="bold"/>
    </style:style>
    <style:style style:name="T11" style:family="text">
      <style:text-properties fo:font-weight="bold" officeooo:rsid="0023f160" style:font-weight-asian="bold" style:font-weight-complex="bold"/>
    </style:style>
    <style:style style:name="T12" style:family="text">
      <style:text-properties fo:font-weight="bold" officeooo:rsid="00265ba3" style:font-weight-asian="bold" style:font-weight-complex="bold"/>
    </style:style>
    <style:style style:name="T13" style:family="text">
      <style:text-properties fo:font-weight="bold" officeooo:rsid="0027d6b8" style:font-weight-asian="bold" style:font-weight-complex="bold"/>
    </style:style>
    <style:style style:name="T14" style:family="text">
      <style:text-properties fo:font-weight="bold" officeooo:rsid="004061e4" style:font-weight-asian="bold" style:font-weight-complex="bold"/>
    </style:style>
    <style:style style:name="T15" style:family="text">
      <style:text-properties fo:color="#1c1c1c" loext:opacity="100%" fo:font-size="13pt" fo:font-weight="normal" style:font-name-asian="Times New Roman" style:font-size-asian="13pt" style:font-weight-asian="normal" style:font-size-complex="13pt" style:font-weight-complex="normal"/>
    </style:style>
    <style:style style:name="T16" style:family="text">
      <style:text-properties fo:color="#1c1c1c" loext:opacity="100%" fo:font-size="13pt" fo:font-weight="bold" style:font-name-asian="Times New Roman" style:font-size-asian="13pt" style:font-weight-asian="bold" style:font-size-complex="13pt"/>
    </style:style>
    <style:style style:name="T17" style:family="text">
      <style:text-properties fo:color="#1c1c1c" loext:opacity="100%" style:font-name="Calibri" fo:font-size="13pt" fo:language="es" fo:country="ES" fo:font-weight="normal" style:letter-kerning="false" style:font-name-asian="Times New Roman" style:font-size-asian="13pt" style:language-asian="en" style:country-asian="US" style:font-weight-asian="normal" style:font-name-complex="Tahoma" style:font-size-complex="13pt" style:language-complex="ar" style:country-complex="SA" style:font-weight-complex="normal"/>
    </style:style>
    <style:style style:name="T18" style:family="text">
      <style:text-properties fo:color="#1c1c1c" loext:opacity="100%" style:font-name="Calibri" fo:font-size="13pt" fo:language="es" fo:country="ES" fo:font-weight="bold" style:letter-kerning="false" style:font-name-asian="Times New Roman" style:font-size-asian="13pt" style:language-asian="en" style:country-asian="US" style:font-weight-asian="bold" style:font-name-complex="Tahoma" style:font-size-complex="13pt" style:language-complex="ar" style:country-complex="SA" style:font-weight-complex="bold"/>
    </style:style>
    <style:style style:name="T19" style:family="text">
      <style:text-properties officeooo:rsid="001e2a36"/>
    </style:style>
    <style:style style:name="T20" style:family="text">
      <style:text-properties officeooo:rsid="001ea870"/>
    </style:style>
    <style:style style:name="T21" style:family="text">
      <style:text-properties officeooo:rsid="002029e4"/>
    </style:style>
    <style:style style:name="T22" style:family="text">
      <style:text-properties officeooo:rsid="0022013a"/>
    </style:style>
    <style:style style:name="T23" style:family="text">
      <style:text-properties officeooo:rsid="002223e2"/>
    </style:style>
    <style:style style:name="T24" style:family="text">
      <style:text-properties officeooo:rsid="00226de6"/>
    </style:style>
    <style:style style:name="T25" style:family="text">
      <style:text-properties officeooo:rsid="0023f160"/>
    </style:style>
    <style:style style:name="T26" style:family="text">
      <style:text-properties officeooo:rsid="00249f2e"/>
    </style:style>
    <style:style style:name="T27" style:family="text">
      <style:text-properties officeooo:rsid="00265ba3"/>
    </style:style>
    <style:style style:name="T28" style:family="text">
      <style:text-properties fo:font-style="italic" officeooo:rsid="00265ba3" style:font-style-asian="italic" style:font-style-complex="italic"/>
    </style:style>
    <style:style style:name="T29" style:family="text">
      <style:text-properties fo:font-style="italic" officeooo:rsid="003031ea" style:font-style-asian="italic" style:font-style-complex="italic"/>
    </style:style>
    <style:style style:name="T30" style:family="text">
      <style:text-properties fo:font-style="italic" officeooo:rsid="00487566" style:font-style-asian="italic" style:font-style-complex="italic"/>
    </style:style>
    <style:style style:name="T31" style:family="text">
      <style:text-properties officeooo:rsid="002875aa"/>
    </style:style>
    <style:style style:name="T32" style:family="text">
      <style:text-properties officeooo:rsid="00294997"/>
    </style:style>
    <style:style style:name="T33" style:family="text">
      <style:text-properties style:text-underline-style="none" fo:font-weight="bold" officeooo:rsid="00294997" style:font-weight-asian="bold" style:font-weight-complex="bold"/>
    </style:style>
    <style:style style:name="T34" style:family="text">
      <style:text-properties officeooo:rsid="002ef6e6"/>
    </style:style>
    <style:style style:name="T35" style:family="text">
      <style:text-properties officeooo:rsid="003031ea"/>
    </style:style>
    <style:style style:name="T36" style:family="text">
      <style:text-properties officeooo:rsid="00318c80"/>
    </style:style>
    <style:style style:name="T37" style:family="text">
      <style:text-properties officeooo:rsid="003267f1"/>
    </style:style>
    <style:style style:name="T38" style:family="text">
      <style:text-properties officeooo:rsid="00336a0e"/>
    </style:style>
    <style:style style:name="T39" style:family="text">
      <style:text-properties officeooo:rsid="0034cd2c"/>
    </style:style>
    <style:style style:name="T40" style:family="text">
      <style:text-properties officeooo:rsid="003ae9b2"/>
    </style:style>
    <style:style style:name="T41" style:family="text">
      <style:text-properties officeooo:rsid="003e26a6"/>
    </style:style>
    <style:style style:name="T42" style:family="text">
      <style:text-properties officeooo:rsid="003ea1a9"/>
    </style:style>
    <style:style style:name="T43" style:family="text">
      <style:text-properties officeooo:rsid="004021a0"/>
    </style:style>
    <style:style style:name="T44" style:family="text">
      <style:text-properties officeooo:rsid="004061e4"/>
    </style:style>
    <style:style style:name="T45" style:family="text">
      <style:text-properties officeooo:rsid="0040fe93"/>
    </style:style>
    <style:style style:name="T46" style:family="text">
      <style:text-properties officeooo:rsid="00426720"/>
    </style:style>
    <style:style style:name="T47" style:family="text">
      <style:text-properties officeooo:rsid="004687df"/>
    </style:style>
    <style:style style:name="T48" style:family="text">
      <style:text-properties officeooo:rsid="004c1ae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arta de motivación y proyecto profesional a medio plazo (Mínimo 500 caracteres) </text:p>
      <text:p text:style-name="P1" loext:marker-style-name="T1"><text:span text:style-name="T6">Algunas cosas que nos gustaría saber: </text:span></text:p>
      <text:p text:style-name="P19" loext:marker-style-name="T1"><text:span text:style-name="T6"><text:s text:c="4"/></text:span><text:span text:style-name="T15">• ¿Qué te llevó a decidirte por esta formación?</text:span></text:p>
      <text:p text:style-name="P2"><text:span text:style-name="T1"><text:s text:c="4"/>Mi elección </text:span><text:span text:style-name="T2">para el presente curso </text:span><text:span text:style-name="T1">radica en el CFGS en Desarrollo Multi</text:span><text:span text:style-name="T3">plataforma</text:span><text:span text:style-name="T1">, tal y como ha quedado manifiesto dentro de la presente solicitud. </text:span><text:span text:style-name="T2">Junto a este, también me he matriculado en la EOI (Escuela Oficial de Idiomas), para tratar así de entrenar mi mente y mejorar mi empleabilidad aún con más efectividad. </text:span><text:span text:style-name="T3">Y a su vez y dependiendo de la carga ‘real’ que acaben ocasionando estos dos programas formativos sobre mi persona, también me gustaría y me propongo cursar el certificado profesional en Full Stack Developer (expedido e impartido por IBM), de cara a completar y complementar la formación cursada y aportada mediante el CFGS.</text:span></text:p>
      <text:p text:style-name="P7"><text:s text:c="4"/><text:span text:style-name="T34">Cabe resaltar que: m</text:span>i vocación <text:span text:style-name="T34">y motivación</text:span> por las nuevas tecnologías, el aprendizaje continuo (<text:span text:style-name="T34">abriendo mi mente a nuevos temas y áreas de conocimiento</text:span>) y la innovación ‘social’ <text:span text:style-name="T34">y tecnológica</text:span> existente <text:span text:style-name="T34">e inminente</text:span>, me han llevado a postergar por el momento la consecución y desarrollo de una carrera universitaria <text:span text:style-name="T29">(como por ejemplo el grado en psicología (que he estado cursando durante parte de estos últimos 5 años de rehabilitación intensiva y continuada) o cursar la Ingeniería Informática (grado para el cual aún no me siento mentalmente capaz))</text:span> y <text:span text:style-name="T35">en su lugar,</text:span> tratar de aumentar mi capacitación <text:span text:style-name="T36">y formación,</text:span> mediante <text:span text:style-name="T36">este</text:span> CFGS de nueva generación, para así tratar de aumentar mis probabilidades laborales y profesionales, de cara a conseguir un teletrabajo que sí sea capaz de realizar; todo ello resultando y resultante de la combinación entre mi vocación (la tecnología y la informática) y la presente evolución y estado de mis funciones y capacidades.</text:p>
      <text:p text:style-name="P7"><text:s text:c="3"/><text:span text:style-name="T37">Podréis denotar a su vez y a sumar lo expuesto a continuación: </text:span>Como también habéis podido comprobar durante la realización de los cursos de especialización ya cursados con vosotrxs, he seguido formándome todo lo posible en el mundo del desarrollo de software, mediante la consecución y el desarrollo de esta clase de cursos y mientras me rehabilitaba de nuevo, <text:span text:style-name="T37">todo ello</text:span> para enfrentarme de nuevo <text:span text:style-name="T37">al</text:span> <text:span text:style-name="T37">y desenvolverme mejor dentro</text:span> <text:span text:style-name="T37">del</text:span> mundo laboral <text:span text:style-name="T37">al que nos exponemos gratamente</text:span>. <text:span text:style-name="T37">PD: Parte del</text:span> problema radica <text:span text:style-name="T37">a mi juicio</text:span> en <text:span text:style-name="T37">el hecho de que</text:span>, muchas veces y para que nos tengan en cuenta siquiera, suele resultar necesaria la presentación de una ‘títulación oficial’.</text:p>
      <text:p text:style-name="P2"><text:s text:c="7"/><text:span text:style-name="T19">Por último y para finalizar dicha sección, cabe destacar </text:span><text:span text:style-name="T38">también</text:span><text:span text:style-name="T19"> que a lo largo de estos últimos seis años y como parte del proceso </text:span><text:span text:style-name="T38">(</text:span><text:span text:style-name="T19">hacia reponerme, levantarme y volverme a recuperar</text:span><text:span text:style-name="T38">)</text:span><text:span text:style-name="T19"> he ido cursando algunos cursos </text:span><text:span text:style-name="T38">técnicos en desarrollo con Java, .NET y Angular, ya citados y conocidos por vosotrxs, pero a su vez,</text:span><text:span text:style-name="T19"> también </text:span><text:span text:style-name="T38">otros tres cursos, esta vez</text:span><text:span text:style-name="T19"> de inmersión lingüística, </text:span><text:span text:style-name="T38">para mejorar y entrenar mis competencias linguísticas y expresivas</text:span><text:span text:style-name="T19">; </text:span><text:span text:style-name="T39">T</text:span><text:span text:style-name="T19">odo ello </text:span><text:span text:style-name="T39">siempre ha presentado y presenta un mismo objetivo:</text:span><text:span text:style-name="T19"> tratar de mejorar mis </text:span><text:span text:style-name="T39">competencias y habilidades, para tratar de aumentar, en consecuencia, mis </text:span><text:span text:style-name="T19">posibilidades laborales y </text:span><text:span text:style-name="T39">también</text:span><text:span text:style-name="T19"> mi empleabilidad </text:span><text:span text:style-name="T39">(en general)</text:span><text:span text:style-name="T19">.</text:span></text:p>
      <text:p text:style-name="P7"><text:soft-page-break/><text:s text:c="4"/>• ¿Qué es lo que más te motiva de lo que estás estudiando?</text:p>
      <text:p text:style-name="P2"><text:span text:style-name="T1"><text:s text:c="6"/></text:span><text:span text:style-name="T2">Lo que más me motiva en la vida consiste en lograr la oportunidad de poder aportar el valor añadido (que presento) a este mundo, poder ayudar a toda la gente </text:span><text:span text:style-name="T4">posible</text:span><text:span text:style-name="T2"> a mejora</text:span><text:span text:style-name="T4">r</text:span><text:span text:style-name="T2"> y poder seguir creciendo junto a ellxs. </text:span><text:span text:style-name="T4">Y poder asentar y desarrollar mi vida de la forma más plena posible, partiendo de la buenísima base que representaría y representará ese futuro trabajo ‘ideal’.</text:span><text:span text:style-name="T2"> </text:span><text:span text:style-name="T4">PD / Ejemplo de mi objetivo: Trabajar </text:span><text:span text:style-name="T2">creando soluciones informáticas, a la vez que </text:span><text:span text:style-name="T4">logre contribuir a la mejora de la vida de otras personas </text:span><text:span text:style-name="T2"><text:s/>y </text:span><text:span text:style-name="T4">me permita seguir construyendo, encauzando y desarrollando </text:span><text:span text:style-name="T2">mi ‘futuro’ </text:span><text:span text:style-name="T4">profesional</text:span><text:span text:style-name="T2">.</text:span></text:p>
      <text:p text:style-name="P2"><text:span text:style-name="T1"><text:s text:c="6"/></text:span><text:span text:style-name="T2">Por ende, m</text:span><text:span text:style-name="T1">i mayor motivación radica en lograr trabajar y conseguir un ‘teletrabajo’ </text:span><text:span text:style-name="T5">anhelado</text:span><text:span text:style-name="T1">, </text:span><text:span text:style-name="T5">el cual</text:span><text:span text:style-name="T1"> sí </text:span><text:span text:style-name="T5">resulte</text:span><text:span text:style-name="T1"> ‘plenamente’ capaz de realizar y mediante el cual, pueda seguir desarrollándo</text:span><text:span text:style-name="T5">me</text:span><text:span text:style-name="T1"> a nivel personal y profesional, hasta ‘donde’ </text:span><text:span text:style-name="T5">quiera y </text:span><text:span text:style-name="T1">me proponga.</text:span></text:p>
      <text:p text:style-name="P7"><text:s text:c="6"/></text:p>
      <text:p text:style-name="P7"><text:s text:c="4"/>• ¿Qué trabajo te ves haciendo en el futuro y qué necesitas para poder llegar a esa meta?</text:p>
      <text:p text:style-name="P7"><text:s text:c="6"/></text:p>
      <text:p text:style-name="P7"><text:s text:c="4"/>Me veo desempeñando un puesto de trabajo como programador o desarrollador (sobre ‘frontend’ o ‘backend’ indistíntamente), ya que este me permitirá seguir creciendo y desarrollándome, mediante la ‘<text:span text:style-name="T40">menor’</text:span> tasa de modalidad <text:span text:style-name="T40">exigida en un</text:span> ‘teletrabajo / <text:span text:style-name="T40">trabajo en </text:span>remoto’ y mientras sigo <text:span text:style-name="T40">incidiendo y </text:span>trabajando sobre <text:span text:style-name="T40">mi persona, para así ir</text:span> mejorando mi ‘movilidad’ <text:span text:style-name="T40">y resto de funciones</text:span>.</text:p>
      <text:p text:style-name="P1" loext:marker-style-name="T1"><text:span text:style-name="T6"><text:s text:c="6"/></text:span></text:p>
      <text:p text:style-name="P1" loext:marker-style-name="T1"><text:span text:style-name="T6"><text:s text:c="4"/>• Además de esto, si nos quieres contar más cosas encantados de escucharte.</text:span></text:p>
      <text:p text:style-name="P1" loext:marker-style-name="T1"><text:span text:style-name="T6"><text:s text:c="6"/></text:span></text:p>
      <text:p text:style-name="P1" loext:marker-style-name="T1"><text:span text:style-name="T6"><text:s text:c="6"/></text:span><text:span text:style-name="T17">Aunque no sé que más contaros que ya no hayáis podido comprobar, me limito a destacaros los puntos siguientes:</text:span></text:p>
      <text:p text:style-name="P14">- Me considero una persona neurodivergente: creativa, resiliente y multidisciplinar; <text:span text:style-name="T20">me encanta Aprender, Crear, Expresar y Aportar</text:span>.</text:p>
      <text:p text:style-name="P14">- Mi mayor meta vital consiste en lograr desarrollar una vida lo más plena posible, a la par que intento ayudar a la gente y/o a la sociedad en general con cada cosa que voy creando y contruyendo; todo ello tratando de contribuir hacia la consecución de nuestra anhelada evolución social <text:span text:style-name="T20">(PE: Creando aplicaciones web y/o multiplataforma)</text:span>.</text:p>
      <text:p text:style-name="P14"/>
      <text:p text:style-name="P14">- <text:a xlink:type="simple" xlink:href="https://www.youtube.com/watch?v=z4flZOtLslQ&amp;ab_channel=Kev%28in%29Zamora%5BVLOG%5D" text:style-name="Internet_20_link" text:visited-style-name="Visited_20_Internet_20_Link"><text:span text:style-name="T7">Presentación en vide</text:span><text:span text:style-name="T8">o realizada a modo de entrenamient</text:span><text:span text:style-name="T7">o</text:span></text:a></text:p>
      <text:p text:style-name="P1" loext:marker-style-name="T1"><text:span text:style-name="T6"/></text:p>
      <text:p text:style-name="P1" loext:marker-style-name="T1"><text:span text:style-name="T6"/></text:p>
      <text:p text:style-name="P1" loext:marker-style-name="T1"><text:soft-page-break/><text:span text:style-name="T6">¿En qué destinarías los fondos? (</text:span><text:span text:style-name="T16">Ten en cuenta que la justificación siempre tiene que ser a través de facturas).</text:span><text:span text:style-name="T15"> Explica que necesidades de estos recursos tienes para el desarrollo de tus estudios. </text:span></text:p>
      <text:p text:style-name="P1" loext:marker-style-name="T1"><text:span text:style-name="T15"/></text:p>
      <text:p text:style-name="P1"><text:span text:style-name="T18">ENSEÑANZA:</text:span><text:span text:style-name="T15"> matrícula, cursos complementarios a la formación reglada: </text:span></text:p>
      <text:p text:style-name="P8"><text:s text:c="4"/>• Cantidad: ¿cuánto dinero solicitas? <text:span text:style-name="T33">640€</text:span></text:p>
      <text:p text:style-name="P4"><text:tab/></text:p>
      <text:p text:style-name="P8"><text:s text:c="4"/>• Concepto: ¿qué pagarías con este dinero?</text:p>
      <text:p text:style-name="P6"><text:tab/><text:span text:style-name="T10">CFGS en ‘DAM’:</text:span><text:span text:style-name="T21"> 1,12€ </text:span><text:span text:style-name="T24">(Todas las asignaturas de primer curso, menos la</text:span><text:span text:style-name="T41">s de:</text:span><text:span text:style-name="T24"> Inglés <text:tab/>(Postergada) y Formación y Orientación Laboral [FOL] (en proceso de convalidación)) <text:s text:c="4"/></text:span></text:p>
      <text:p text:style-name="P3"><text:tab/><text:span text:style-name="T10">EOI (1B2):</text:span><text:span text:style-name="T21"> 41,27€ (Importe Matrícula) </text:span><text:span text:style-name="T22">+</text:span><text:span text:style-name="T21"> 1,02€ (Carnet Alumnx) </text:span><text:span text:style-name="T22">+ 90€ (Suma <text:tab/></text:span><text:span text:style-name="T23">aproximada Billetes del </text:span><text:span text:style-name="T22">Trasporte en Autobús </text:span><text:span text:style-name="T23">(3€ ida </text:span><text:span text:style-name="T24">y</text:span><text:span text:style-name="T23"> vuelta / </text:span><text:span text:style-name="T24">día</text:span><text:span text:style-name="T23">)</text:span><text:span text:style-name="T22">)</text:span></text:p>
      <text:p text:style-name="P3"><text:tab/><text:span text:style-name="T11">C</text:span><text:span text:style-name="T12">ert. </text:span><text:span text:style-name="T11">P</text:span><text:span text:style-name="T12">rof.</text:span><text:span text:style-name="T11"> en ‘</text:span><text:a xlink:type="simple" xlink:href="https://www.edx.org/professional-certificate/ibm-full-stack-developer" text:style-name="Internet_20_link" text:visited-style-name="Visited_20_Internet_20_Link"><text:span text:style-name="T11">Full Stack Developer</text:span></text:a><text:span text:style-name="T11">’ expedido por IBM:</text:span><text:span text:style-name="T25"> 595€ (anteriormente 661€)</text:span></text:p>
      <text:p text:style-name="P5"><text:span text:style-name="T14">Clases de refierzo:</text:span><text:span text:style-name="T44"> </text:span><text:span text:style-name="T45">Aún desconozco si serán necesarías y tampoco ni siquiera si tal clase de servicio (tan específico) estará disponible y accesible en mi localidad o localidades colindantes, </text:span><text:span text:style-name="T46">aún lo tengo que investigar en profundidad; aunque no descarto para nada su necesidad por mi parte.</text:span></text:p>
      <text:p text:style-name="P3"><text:tab/><text:span text:style-name="T27">Total </text:span><text:span text:style-name="T31">aproximado</text:span><text:span text:style-name="T27">: </text:span><text:span text:style-name="T13">640€</text:span></text:p>
      <text:p text:style-name="P8"><text:s text:c="4"/>• Motivo: ¿por qué lo necesitas para tus estudios?</text:p>
      <text:p text:style-name="P10"><text:span text:style-name="T25">Las ‘tres’ formaciones van enfocadas hacia la misma línea: conseguir aumentar mi empleabilidad, como desarrollador y/o programador, y lograr encontrar un ‘teletrabajo’ con el que poder crecer y desarrollarme sin parar. </text:span><text:span text:style-name="T26">El CFGS en Desarrollo de Aplicaciones Multiplataforma me brindará la titulación oficial </text:span><text:span text:style-name="T42">(</text:span><text:span text:style-name="T26">en unos añitos</text:span><text:span text:style-name="T42">)</text:span><text:span text:style-name="T26">, el certificado profesional de IBM me ayudará a consolidar y ampliar conocimientos técnicos, a la vez que me servirá para poder justificar mucho antes todo lo que ya sé hacia el mundo laboral y así poder conseguir un puesto como Desarrollador Full Stack, incluso antes de finalizar el CFGS </text:span><text:span text:style-name="T27">(</text:span><text:span text:style-name="T42">PD: </text:span><text:span text:style-name="T28">me gustaría encontrar alguna oferta de prácticas como Full Stack Developer, contando o sin contar con vuestra ayuda</text:span><text:span text:style-name="T27">)</text:span><text:span text:style-name="T26">. </text:span><text:span text:style-name="T43">Y la futura optención del ‘B2’</text:span><text:span text:style-name="T26"> mediante la EOI, me servirá también para aumentar y mejorar mi empleabilidad de cara a esta clase de ofertas de trabajo; ya que muchas de ellas suelen solicitar un nivel B2 en Inglés, de cara a una mejor integración y desarrollo dentro de sus equipos de trabajo, los cuales suelen resultar bastante multidisciplinares y multiculturales.</text:span></text:p>
      <text:p text:style-name="P4"/>
      <text:p text:style-name="P1"><text:span text:style-name="T18">MATERIAL:</text:span><text:span text:style-name="T15"> libros, material didáctico o recursos informáticos.</text:span></text:p>
      <text:p text:style-name="P8"><text:s text:c="4"/>• Cantidad: ¿cuánto dinero solicitas? <text:span text:style-name="T12">35€</text:span></text:p>
      <text:p text:style-name="P8"><text:soft-page-break/><text:s text:c="4"/>• Concepto: ¿qué pagarías con este dinero?</text:p>
      <text:p text:style-name="P11"><text:tab/><text:span text:style-name="T24">Libro </text:span><text:span text:style-name="T27">para la EOI:</text:span><text:span text:style-name="T24"><text:tab/>‘PIONEER LEVEL B1+ STUDENT S BOOK’ 34,86€</text:span></text:p>
      <text:p text:style-name="P9"><text:span text:style-name="T27">PD: Aún desconozco si para la realización del CFGS necesitaré algún material, </text:span><text:span text:style-name="T32">debido mayormente a que aún no disponemos de profesorxs en todas las asignaturas cursadas y además, justo acabamos de empezar con el curso en cuestión.</text:span></text:p>
      <text:p text:style-name="P8"><text:s text:c="4"/>• Motivo: ¿por qué lo necesitas para tus estudios?</text:p>
      <text:p text:style-name="P21">Es necesario para poder cursar el primer curso referente a la preparación del nivel B2 de Inglés y poder así prepararme de cara a su correspondiente obtención. Parece ser que las competencias liguísticas están tomando gran relevancia en todo el mundo laboral en general aunque, cabe destacar que, estas’ aún presentan muchísima más relevancia en ‘nuestro’ sector a considerar.</text:p>
      <text:p text:style-name="P1"><text:span text:style-name="T18">TRANSPORTE:</text:span><text:span text:style-name="T15"> sólo se valorará si se acredita que los estudios se realizan en una provincia diferente a la residencia habitual</text:span></text:p>
      <text:p text:style-name="P8"><text:s text:c="4"/>• Cantidad: ¿cuánto dinero solicitas?</text:p>
      <text:p text:style-name="P8"><text:s text:c="4"/>• Concepto: ¿qué pagarías con este dinero?</text:p>
      <text:p text:style-name="P8"><text:s text:c="4"/>• Motivo: ¿por qué lo necesitas para tus estudios?</text:p>
      <text:p text:style-name="P12"><text:span text:style-name="T48">PD: </text:span>Aún no puedo estimar el coste de mis posibles desplazamientos entre Vinaròs (Castellón) y Alcañiz (Teruel) <text:span text:style-name="T47">[</text:span><text:span text:style-name="T30">suponiendo unos 120 km / viaje</text:span><text:span text:style-name="T47">]</text:span>, debido a que el equipo del centro donde curso el CFGS aún se encuentra estudiando la posibilidad de permitirme realizar los exámenes de forma telemática, en la forma y médio que ellxs consideren oportunx.</text:p>
      <text:p text:style-name="P4"/>
      <text:p text:style-name="P2"><text:span text:style-name="T9">RESIDENCIA:</text:span><text:span text:style-name="T1"> <text:s/>sólo se valorará si se acredita que los estudios se realizan en una provincia diferente a la residencia familiar</text:span></text:p>
      <text:p text:style-name="P8"><text:s text:c="4"/>• Cantidad: ¿cuánto dinero solicitas?</text:p>
      <text:p text:style-name="P8"><text:s text:c="4"/>• Concepto: ¿qué pagarías con este dinero?</text:p>
      <text:p text:style-name="P8"><text:s text:c="4"/>• Motivo: ¿por qué lo necesitas para tus estudios?</text:p>
      <text:p text:style-name="P13"><text:span text:style-name="T48">PD: </text:span>Aún no puedo estimar el posible coste referente a unas supuestas estancias cortas en Alcañiz, debido a que el equipo del centro donde curso el CFGS aún se encuentra estudiando la posibilidad de permitirme realizar los exámenes de forma telemática, en la forma y médio que ellxs consideren oportunx.</text:p>
      <text:p text:style-name="P1" loext:marker-style-name="T1"><text:span text:style-name="T6"/></text:p>
      <text:p text:style-name="P1" loext:marker-style-name="T1"><text:span text:style-name="T6"/></text:p>
      <text:p text:style-name="P1" loext:marker-style-name="T1"><text:span text:style-name="T6"/></text:p>
      <text:p text:style-name="P1" loext:marker-style-name="T1"><text:soft-page-break/><text:span text:style-name="T6">¿Nos quieres contar algo más?</text:span></text:p>
      <text:p text:style-name="P16">Sinceramente, desconozco qué más podría contaros acerca de mi persona, aunque creo que ya me conoceréis, al menos medianamente, a través, mediante y gracias a los dos increíbles cursos de especialización, en los que me habéis brindado la gran oportunidad de poder cursarlos y seguir creciendo y mejorando con y junto a todxs vosotrxs.</text:p>
      <text:p text:style-name="P17">Aunque ya los tendréis por ahí localizados, os adjunto <text:a xlink:type="simple" xlink:href="https://www.linkedin.com/in/imkevzamora/" text:style-name="Internet_20_link" text:visited-style-name="Visited_20_Internet_20_Link">mi perfil de Linkedin</text:a> y <text:a xlink:type="simple" xlink:href="https://www.kevinzamora.com/" text:style-name="Internet_20_link" text:visited-style-name="Visited_20_Internet_20_Link">mi sitio web</text:a> (el cual aún está en proceso de mejora) para que podáis echarles un vistazo rápidamente.</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Source Han Sans CN" svg:font-family="'Source Han Sans C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ListLabel_20_1" style:display-name="ListLabel 1" style:family="text">
      <style:text-properties style:font-name-complex="Tahoma"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884cm"/>
        </style:list-level-properties>
        <style:text-properties fo:font-family="Symbol"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032cm" fo:margin-bottom="1.363cm" fo:margin-left="2.143cm" fo:margin-right="1.26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 1" text:anchor-type="as-char" svg:width="3.154cm" svg:height="0.679cm" draw:z-index="4"><draw:image xlink:href="Pictures/10000001000000C30000002A829CA170AB8A0A57.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0T09:25:00</meta:creation-date>
    <meta:initial-creator>David Miranda</meta:initial-creator>
    <dc:language>en-GB</dc:language>
    <dc:date>2023-09-28T20:48:20.104939119</dc:date>
    <meta:editing-cycles>68</meta:editing-cycles>
    <meta:editing-duration>PT4H21M25S</meta:editing-duration>
    <meta:generator>LibreOffice/7.5.6.2$Linux_X86_64 LibreOffice_project/50$Build-2</meta:generator>
    <meta:document-statistic meta:table-count="0" meta:image-count="1" meta:object-count="0" meta:page-count="5" meta:paragraph-count="54" meta:word-count="1609" meta:character-count="10125" meta:non-whitespace-character-count="8417"/>
    <meta:user-defined meta:name="AppVersion">15.0000</meta:user-defined>
    <meta:template xlink:type="simple" xlink:actuate="onRequest" xlink:title="Normal" xlink:href=""/>
  </office:meta>
</office:document-meta>
</file>